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f1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1. Terminology (1)<text:line-break/>02. Chart Basics and Price Action (<text:span text:style-name="T1">4</text:span>)<text:line-break/>03. Forex Basics (<text:span text:style-name="T1">5</text:span>)<text:line-break/>04. My Setup (1)<text:line-break/>05. Program Trading (1)<text:line-break/>06. Personality Traits of Succesful Traders (1)<text:line-break/>07. Starting Out (<text:span text:style-name="T1">2</text:span>)<text:line-break/>08. Candles, Setups and Signal Bars (<text:span text:style-name="T1">4</text:span>)<text:line-break/>09. Pullbacks and Bar Counting (<text:span text:style-name="T1">3</text:span>)<text:line-break/>10. Buying and Selling Pressure (<text:span text:style-name="T1">2</text:span>)<text:line-break/>11. Gaps (<text:span text:style-name="T1">4</text:span>)<text:line-break/>12. Market Cycle (<text:span text:style-name="T1">3</text:span>)<text:line-break/>13. Always In (3)<text:line-break/>14. Trends (<text:span text:style-name="T1">5</text:span>)<text:line-break/>15. Breakouts (4<text:span text:style-name="T1">7</text:span>)<text:line-break/>16. Channels (<text:span text:style-name="T1">6</text:span>)<text:line-break/>17. Tight Channels &amp; Micro Channels (<text:span text:style-name="T1">2</text:span>)<text:line-break/>18. Trading Ranges (<text:span text:style-name="T1">6</text:span>)<text:line-break/>19. Support and Resistance (<text:span text:style-name="T1">5</text:span>)<text:line-break/>20. Measured Moves (<text:span text:style-name="T1">2</text:span>)<text:line-break/>21. Reversals (<text:span text:style-name="T1">4</text:span>)<text:line-break/>22. Major Trend Reversals (7<text:span text:style-name="T1">4</text:span>)<text:line-break/>23. Final Flags (<text:span text:style-name="T1">2)</text:span><text:line-break/>24. Wedges (<text:span text:style-name="T1">5</text:span>)<text:line-break/>25. Double Tops and Bottoms (<text:span text:style-name="T1">2</text:span>)<text:line-break/>26. Triangles (<text:span text:style-name="T1">2</text:span>)<text:line-break/>27. Head and Shoulders (<text:span text:style-name="T1">2</text:span>)<text:line-break/>28 Rounded Tops and Bottoms (<text:span text:style-name="T1">1</text:span>)<text:line-break/>29. Climaxes (<text:span text:style-name="T1">5)</text:span><text:line-break/>30. Trader’s Equation and Probability (<text:span text:style-name="T1">4</text:span>)<text:line-break/>31. Swing Trading and Scalping (<text:span text:style-name="T1">4</text:span>)<text:line-break/>32. Orders (<text:span text:style-name="T1">3</text:span>)<text:line-break/>33. Protective Stops (<text:span text:style-name="T1">7</text:span>)<text:line-break/>34. Actual Risk (<text:span text:style-name="T1">2</text:span>)<text:line-break/>35. Scaling In (<text:span text:style-name="T1">3</text:span>)<text:line-break/>36. Trade Management and Taking Profits (<text:span text:style-name="T1">2</text:span>)<text:line-break/>37. How to Trade (<text:span text:style-name="T1">2</text:span>)<text:line-break/>38. Trading MTR Tops (<text:span text:style-name="T1">4</text:span>)<text:line-break/>39. Trading MTR Bottoms (<text:span text:style-name="T1">4)</text:span><text:line-break/>40. Entering Late in Trends (<text:span text:style-name="T1">5</text:span>)<text:line-break/>41. Trading Breakouts (<text:span text:style-name="T1">4</text:span>)<text:line-break/>42. Trading Climactic Reversals (Failed Breakouts) (<text:span text:style-name="T1">3</text:span>)<text:line-break/>43. Trading Tight Bull Channels (<text:span text:style-name="T1">4</text:span>)<text:line-break/>44. Trading Tight Bear Channels (<text:span text:style-name="T1">4</text:span>)<text:line-break/>45. Trading Broad Bull Channels (<text:span text:style-name="T1">5</text:span>)<text:line-break/>46. Trading Broad Bear Channels (<text:span text:style-name="T1">5</text:span>)<text:line-break/>47. Trading in Trading Ranges (<text:span text:style-name="T1">4</text:span>)<text:line-break/>48. Trading the Open (<text:span text:style-name="T1">11</text:span>)<text:line-break/>49. Swing Trading Examples (<text:span text:style-name="T1">6</text:span>)<text:line-break/><text:soft-page-break/><text:span text:style-name="T1">5</text:span>0. Scalping (<text:span text:style-name="T1">5</text:span>)<text:line-break/>51. Losing Because of Mistakes (<text:span text:style-name="T1">4</text:span>)<text:line-break/>52. Losing When Good Trade Goes Bad (2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9:13:55.614958700</meta:creation-date>
    <dc:date>2025-12-06T19:23:09.838676600</dc:date>
    <meta:editing-duration>PT9M14S</meta:editing-duration>
    <meta:editing-cycles>1</meta:editing-cycles>
    <meta:document-statistic meta:table-count="0" meta:image-count="0" meta:object-count="0" meta:page-count="2" meta:paragraph-count="1" meta:word-count="253" meta:character-count="1443" meta:non-whitespace-character-count="1191"/>
    <meta:generator>LibreOffice/25.8.2.2$Windows_X86_64 LibreOffice_project/d401f2107ccab8f924a8e2df40f573aab7605b6f</meta:generator>
  </office:meta>
</office:document-meta>
</file>